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readonl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den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hideDetail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Array or Str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outlin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clear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office:value-type="string" calcext:value-type="string">
            <text:p>backgroundCol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xtField Property</text:p>
          </table:table-cell>
        </table:table-row>
        <table:table-row table:style-name="ro1"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Locale to format number</text:p>
          </table:table-cell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Currency symbol</text:p>
          </table:table-cell>
        </table:table-row>
        <table:table-row table:style-name="ro1">
          <table:table-cell office:value-type="string" calcext:value-type="string">
            <text:p>suf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% or others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w many numbers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 many decimal numbers</text:p>
          </table:table-cell>
        </table:table-row>
        <table:table-row table:style-name="ro1">
          <table:table-cell office:value-type="string" calcext:value-type="string">
            <text:p>valueWhenIsEmp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Value when the TextField is emp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0/00/0000</text:date>, <text:time style:data-style-name="N2" text:time-value="14:07:00.4686736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3:53:42.433772691</meta:creation-date>
    <dc:date>2020-06-05T14:36:21.069289834</dc:date>
    <meta:editing-duration>PT26M54S</meta:editing-duration>
    <meta:editing-cycles>5</meta:editing-cycles>
    <meta:generator>LibreOffice/5.1.6.2$Linux_X86_64 LibreOffice_project/10m0$Build-2</meta:generator>
    <meta:document-statistic meta:table-count="1" meta:cell-count="76" meta:object-count="0"/>
  </office:meta>
</office:document-meta>
</file>